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67.44pt"/>
    </style:style>
    <style:style style:name="co3" style:family="table-column">
      <style:table-column-properties fo:break-before="auto" style:column-width="146.04pt"/>
    </style:style>
    <style:style style:name="co4" style:family="table-column">
      <style:table-column-properties fo:break-before="auto" style:column-width="95.19pt"/>
    </style:style>
    <style:style style:name="co5" style:family="table-column">
      <style:table-column-properties fo:break-before="auto" style:column-width="168.29pt"/>
    </style:style>
    <style:style style:name="co6" style:family="table-column">
      <style:table-column-properties fo:break-before="auto" style:column-width="156.36pt"/>
    </style:style>
    <style:style style:name="co7" style:family="table-column">
      <style:table-column-properties fo:break-before="auto" style:column-width="176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koekelberg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b008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99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emme/Vrouw&quot;;&quot;Homme/Man&quot;;&quot;X&quot;;&quot;Pas une personne/Geen persoon&quot;)" table:allow-empty-cell="true" table:display-list="unsorted" table:base-cell-address="koekelberg.F1"/>
      </table:content-validations>
      <table:table table:name="koekelber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 de rue</text:p>
          </table:table-cell>
          <table:table-cell table:style-name="ce1" office:value-type="string" calcext:value-type="string">
            <text:p>straatnaam</text:p>
          </table:table-cell>
          <table:table-cell table:style-name="ce1" office:value-type="string" calcext:value-type="string">
            <text:p>wikidata (personne/persoon)</text:p>
          </table:table-cell>
          <table:table-cell table:style-name="ce1" table:content-validation-name="val1" office:value-type="string" calcext:value-type="string">
            <text:p>Genre/Gender</text:p>
          </table:table-cell>
          <table:table-cell table:style-name="ce1" office:value-type="string" calcext:value-type="string">
            <text:p>Link Wikipedia (si pas Wikidata/Indien geen Wikidata</text:p>
          </table:table-cell>
          <table:table-cell table:style-name="ce1" office:value-type="string" calcext:value-type="string">
            <text:p>Note/Nota</text:p>
          </table:table-cell>
          <table:table-cell table:style-name="ce1" office:value-type="string" calcext:value-type="string">
            <text:p>OpenStreetMap</text:p>
          </table:table-cell>
          <table:table-cell table:style-name="ce10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2546" calcext:value-type="float">
            <text:p>2962546</text:p>
          </table:table-cell>
          <table:table-cell table:style-name="ce2" office:value-type="string" calcext:value-type="string">
            <text:p>Chaussée de Jette</text:p>
          </table:table-cell>
          <table:table-cell table:style-name="ce2" office:value-type="string" calcext:value-type="string">
            <text:p>Jetse Steenweg</text:p>
          </table:table-cell>
          <table:table-cell table:style-name="ce2" office:value-type="string" calcext:value-type="string">
            <text:p>Q241918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];&quot;/&quot;;[.B2])" office:value-type="string" office:string-value="https://osm.org/relation/2962546" calcext:value-type="string">
            <text:p>https://osm.org/relation/29625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2752" calcext:value-type="float">
            <text:p>2962752</text:p>
          </table:table-cell>
          <table:table-cell table:style-name="ce2" office:value-type="string" calcext:value-type="string">
            <text:p>Avenue Carton de Wiart</text:p>
          </table:table-cell>
          <table:table-cell table:style-name="ce2" office:value-type="string" calcext:value-type="string">
            <text:p>Carton de Wiartlaan</text:p>
          </table:table-cell>
          <table:table-cell table:style-name="ce2" office:value-type="string" calcext:value-type="string">
            <text:p>Q1499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3];&quot;/&quot;;[.B3])" office:value-type="string" office:string-value="https://osm.org/relation/2962752" calcext:value-type="string">
            <text:p>https://osm.org/relation/29627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3347" calcext:value-type="float">
            <text:p>2963347</text:p>
          </table:table-cell>
          <table:table-cell table:style-name="ce2" office:value-type="string" calcext:value-type="string">
            <text:p>Avenue de la Constitution</text:p>
          </table:table-cell>
          <table:table-cell table:style-name="ce2" office:value-type="string" calcext:value-type="string">
            <text:p>Grondwe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];&quot;/&quot;;[.B4])" office:value-type="string" office:string-value="https://osm.org/relation/2963347" calcext:value-type="string">
            <text:p>https://osm.org/relation/29633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3413" calcext:value-type="float">
            <text:p>2963413</text:p>
          </table:table-cell>
          <table:table-cell table:style-name="ce2" office:value-type="string" calcext:value-type="string">
            <text:p>Rue Vanderborght</text:p>
          </table:table-cell>
          <table:table-cell table:style-name="ce2" office:value-type="string" calcext:value-type="string">
            <text:p>Vanderborghtstraat</text:p>
          </table:table-cell>
          <table:table-cell table:style-name="ce2" office:value-type="string" calcext:value-type="string">
            <text:p>Q318571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Joseph_Vanderborght" xlink:type="simple">https://fr.wikipedia.org/wiki/Joseph_Vanderborght</text:a></text:p>
          </table:table-cell>
          <table:table-cell/>
          <table:table-cell table:style-name="ce8" table:formula="of:=CONCATENATE(&quot;https://osm.org/&quot;;[.A5];&quot;/&quot;;[.B5])" office:value-type="string" office:string-value="https://osm.org/relation/2963413" calcext:value-type="string">
            <text:p>https://osm.org/relation/29634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63536" calcext:value-type="float">
            <text:p>2963536</text:p>
          </table:table-cell>
          <table:table-cell table:style-name="ce2" office:value-type="string" calcext:value-type="string">
            <text:p>Avenue de Jette</text:p>
          </table:table-cell>
          <table:table-cell table:style-name="ce2" office:value-type="string" calcext:value-type="string">
            <text:p>Jetse laan</text:p>
          </table:table-cell>
          <table:table-cell table:style-name="ce2" office:value-type="string" calcext:value-type="string">
            <text:p>Q241918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6];&quot;/&quot;;[.B6])" office:value-type="string" office:string-value="https://osm.org/relation/2963536" calcext:value-type="string">
            <text:p>https://osm.org/relation/29635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7323" calcext:value-type="float">
            <text:p>3237323</text:p>
          </table:table-cell>
          <table:table-cell table:style-name="ce2" office:value-type="string" calcext:value-type="string">
            <text:p>Avenue de la Constitution</text:p>
          </table:table-cell>
          <table:table-cell table:style-name="ce2" office:value-type="string" calcext:value-type="string">
            <text:p>Grondwe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7];&quot;/&quot;;[.B7])" office:value-type="string" office:string-value="https://osm.org/relation/3237323" calcext:value-type="string">
            <text:p>https://osm.org/relation/32373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37328" calcext:value-type="float">
            <text:p>3237328</text:p>
          </table:table-cell>
          <table:table-cell table:style-name="ce2" office:value-type="string" calcext:value-type="string">
            <text:p>Avenue des Gloires Nationales</text:p>
          </table:table-cell>
          <table:table-cell table:style-name="ce2" office:value-type="string" calcext:value-type="string">
            <text:p>Landsroe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8];&quot;/&quot;;[.B8])" office:value-type="string" office:string-value="https://osm.org/relation/3237328" calcext:value-type="string">
            <text:p>https://osm.org/relation/32373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0337" calcext:value-type="float">
            <text:p>3240337</text:p>
          </table:table-cell>
          <table:table-cell table:style-name="ce2" office:value-type="string" calcext:value-type="string">
            <text:p>Avenue de l'Hôpital Français</text:p>
          </table:table-cell>
          <table:table-cell table:style-name="ce2" office:value-type="string" calcext:value-type="string">
            <text:p>Frans Gasthui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9];&quot;/&quot;;[.B9])" office:value-type="string" office:string-value="https://osm.org/relation/3240337" calcext:value-type="string">
            <text:p>https://osm.org/relation/32403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2057" calcext:value-type="float">
            <text:p>3242057</text:p>
          </table:table-cell>
          <table:table-cell table:style-name="ce2" office:value-type="string" calcext:value-type="string">
            <text:p>Rue Vanderborght</text:p>
          </table:table-cell>
          <table:table-cell table:style-name="ce2" office:value-type="string" calcext:value-type="string">
            <text:p>Vanderborgh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0];&quot;/&quot;;[.B10])" office:value-type="string" office:string-value="https://osm.org/relation/3242057" calcext:value-type="string">
            <text:p>https://osm.org/relation/32420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2071" calcext:value-type="float">
            <text:p>3242071</text:p>
          </table:table-cell>
          <table:table-cell table:style-name="ce2" office:value-type="string" calcext:value-type="string">
            <text:p>Avenue des Gloires Nationales</text:p>
          </table:table-cell>
          <table:table-cell table:style-name="ce2" office:value-type="string" calcext:value-type="string">
            <text:p>Landsroe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1];&quot;/&quot;;[.B11])" office:value-type="string" office:string-value="https://osm.org/relation/3242071" calcext:value-type="string">
            <text:p>https://osm.org/relation/32420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2148" calcext:value-type="float">
            <text:p>3242148</text:p>
          </table:table-cell>
          <table:table-cell table:style-name="ce2" office:value-type="string" calcext:value-type="string">
            <text:p>Avenue de Jette</text:p>
          </table:table-cell>
          <table:table-cell table:style-name="ce2" office:value-type="string" calcext:value-type="string">
            <text:p>Jetselaan</text:p>
          </table:table-cell>
          <table:table-cell table:style-name="ce2" office:value-type="string" calcext:value-type="string">
            <text:p>Q241918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2];&quot;/&quot;;[.B12])" office:value-type="string" office:string-value="https://osm.org/relation/3242148" calcext:value-type="string">
            <text:p>https://osm.org/relation/32421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3383" calcext:value-type="float">
            <text:p>3243383</text:p>
          </table:table-cell>
          <table:table-cell table:style-name="ce2" office:value-type="string" calcext:value-type="string">
            <text:p>Chaussée de Jette</text:p>
          </table:table-cell>
          <table:table-cell table:style-name="ce2" office:value-type="string" calcext:value-type="string">
            <text:p>Jetsesteenweg</text:p>
          </table:table-cell>
          <table:table-cell table:style-name="ce2" office:value-type="string" calcext:value-type="string">
            <text:p>Q241918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3];&quot;/&quot;;[.B13])" office:value-type="string" office:string-value="https://osm.org/relation/3243383" calcext:value-type="string">
            <text:p>https://osm.org/relation/32433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3407" calcext:value-type="float">
            <text:p>3243407</text:p>
          </table:table-cell>
          <table:table-cell table:style-name="ce2" office:value-type="string" calcext:value-type="string">
            <text:p>Rue des Archers</text:p>
          </table:table-cell>
          <table:table-cell table:style-name="ce2" office:value-type="string" calcext:value-type="string">
            <text:p>Boogschutt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4];&quot;/&quot;;[.B14])" office:value-type="string" office:string-value="https://osm.org/relation/3243407" calcext:value-type="string">
            <text:p>https://osm.org/relation/32434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3420" calcext:value-type="float">
            <text:p>3243420</text:p>
          </table:table-cell>
          <table:table-cell table:style-name="ce2" office:value-type="string" calcext:value-type="string">
            <text:p>Rue De Neck</text:p>
          </table:table-cell>
          <table:table-cell table:style-name="ce2" office:value-type="string" calcext:value-type="string">
            <text:p>De Neckstraat</text:p>
          </table:table-cell>
          <table:table-cell table:style-name="ce3" office:value-type="string" calcext:value-type="string">
            <text:p>Q8542506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6" office:value-type="string" calcext:value-type="string">
            <text:p><text:a xlink:href="http://www.ebru.be/Streets/streets1081/bruxelles-1081-rue-de-neck.html" xlink:type="simple">http://www.ebru.be/Streets/streets1081/bruxelles-1081-rue-de-neck.html</text:a></text:p>
          </table:table-cell>
          <table:table-cell table:style-name="ce8" table:formula="of:=CONCATENATE(&quot;https://osm.org/&quot;;[.A15];&quot;/&quot;;[.B15])" office:value-type="string" office:string-value="https://osm.org/relation/3243420" calcext:value-type="string">
            <text:p>https://osm.org/relation/32434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3449" calcext:value-type="float">
            <text:p>3243449</text:p>
          </table:table-cell>
          <table:table-cell table:style-name="ce2" office:value-type="string" calcext:value-type="string">
            <text:p>Rue de l'Armistice</text:p>
          </table:table-cell>
          <table:table-cell table:style-name="ce2" office:value-type="string" calcext:value-type="string">
            <text:p>Wapenstilstan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6];&quot;/&quot;;[.B16])" office:value-type="string" office:string-value="https://osm.org/relation/3243449" calcext:value-type="string">
            <text:p>https://osm.org/relation/32434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3489" calcext:value-type="float">
            <text:p>3243489</text:p>
          </table:table-cell>
          <table:table-cell table:style-name="ce2" office:value-type="string" calcext:value-type="string">
            <text:p>Place Eugène Simonis</text:p>
          </table:table-cell>
          <table:table-cell table:style-name="ce2" office:value-type="string" calcext:value-type="string">
            <text:p>Eugène Simonisplein</text:p>
          </table:table-cell>
          <table:table-cell table:style-name="ce4" office:value-type="string" calcext:value-type="string">
            <text:p>Q58546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7];&quot;/&quot;;[.B17])" office:value-type="string" office:string-value="https://osm.org/relation/3243489" calcext:value-type="string">
            <text:p>https://osm.org/relation/32434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3500" calcext:value-type="float">
            <text:p>3243500</text:p>
          </table:table-cell>
          <table:table-cell table:style-name="ce2" office:value-type="string" calcext:value-type="string">
            <text:p>Rue Léon Fourez</text:p>
          </table:table-cell>
          <table:table-cell table:style-name="ce2" office:value-type="string" calcext:value-type="string">
            <text:p>Léon Fourez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18];&quot;/&quot;;[.B18])" office:value-type="string" office:string-value="https://osm.org/relation/3243500" calcext:value-type="string">
            <text:p>https://osm.org/relation/32435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3516" calcext:value-type="float">
            <text:p>3243516</text:p>
          </table:table-cell>
          <table:table-cell table:style-name="ce2" office:value-type="string" calcext:value-type="string">
            <text:p>Boulevard Léopold II</text:p>
          </table:table-cell>
          <table:table-cell table:style-name="ce2" office:value-type="string" calcext:value-type="string">
            <text:p>Leopold II-laan</text:p>
          </table:table-cell>
          <table:table-cell table:style-name="ce4" office:value-type="string" calcext:value-type="string">
            <text:p>Q1296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9];&quot;/&quot;;[.B19])" office:value-type="string" office:string-value="https://osm.org/relation/3243516" calcext:value-type="string">
            <text:p>https://osm.org/relation/32435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4516" calcext:value-type="float">
            <text:p>3244516</text:p>
          </table:table-cell>
          <table:table-cell table:style-name="ce2" office:value-type="string" calcext:value-type="string">
            <text:p>Rue Montagne aux Anges</text:p>
          </table:table-cell>
          <table:table-cell table:style-name="ce2" office:value-type="string" calcext:value-type="string">
            <text:p>Engelenbe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0];&quot;/&quot;;[.B20])" office:value-type="string" office:string-value="https://osm.org/relation/3244516" calcext:value-type="string">
            <text:p>https://osm.org/relation/32445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4525" calcext:value-type="float">
            <text:p>3244525</text:p>
          </table:table-cell>
          <table:table-cell table:style-name="ce2" office:value-type="string" calcext:value-type="string">
            <text:p>Rue Houzeau de Lehaie</text:p>
          </table:table-cell>
          <table:table-cell table:style-name="ce2" office:value-type="string" calcext:value-type="string">
            <text:p>Houzeau de Lehaiestraat</text:p>
          </table:table-cell>
          <table:table-cell table:style-name="ce4" office:value-type="string" calcext:value-type="string">
            <text:p>Q76894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21];&quot;/&quot;;[.B21])" office:value-type="string" office:string-value="https://osm.org/relation/3244525" calcext:value-type="string">
            <text:p>https://osm.org/relation/32445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4538" calcext:value-type="float">
            <text:p>3244538</text:p>
          </table:table-cell>
          <table:table-cell table:style-name="ce2" office:value-type="string" calcext:value-type="string">
            <text:p>Impasse des Combattants</text:p>
          </table:table-cell>
          <table:table-cell table:style-name="ce2" office:value-type="string" calcext:value-type="string">
            <text:p>Strijders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2];&quot;/&quot;;[.B22])" office:value-type="string" office:string-value="https://osm.org/relation/3244538" calcext:value-type="string">
            <text:p>https://osm.org/relation/32445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4539" calcext:value-type="float">
            <text:p>3244539</text:p>
          </table:table-cell>
          <table:table-cell table:style-name="ce2" office:value-type="string" calcext:value-type="string">
            <text:p>Rue Deschampheleer</text:p>
          </table:table-cell>
          <table:table-cell table:style-name="ce2" office:value-type="string" calcext:value-type="string">
            <text:p>Deschampheleerstraat</text:p>
          </table:table-cell>
          <table:table-cell table:style-name="ce3" office:value-type="string" calcext:value-type="string">
            <text:p>Q8542560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</text:p>
          </table:table-cell>
          <table:table-cell table:style-name="ce6" office:value-type="string" calcext:value-type="string">
            <text:p><text:a xlink:href="http://www.ebru.be/Streets/streets1080/bruxelles-1080-rue-deschampheleer.html" xlink:type="simple">http://www.ebru.be/Streets/streets1080/bruxelles-1080-rue-deschampheleer.html</text:a></text:p>
          </table:table-cell>
          <table:table-cell table:style-name="ce8" table:formula="of:=CONCATENATE(&quot;https://osm.org/&quot;;[.A23];&quot;/&quot;;[.B23])" office:value-type="string" office:string-value="https://osm.org/relation/3244539" calcext:value-type="string">
            <text:p>https://osm.org/relation/32445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4540" calcext:value-type="float">
            <text:p>3244540</text:p>
          </table:table-cell>
          <table:table-cell table:style-name="ce2" office:value-type="string" calcext:value-type="string">
            <text:p>Rue du Jardinier</text:p>
          </table:table-cell>
          <table:table-cell table:style-name="ce2" office:value-type="string" calcext:value-type="string">
            <text:p>Hoveni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24];&quot;/&quot;;[.B24])" office:value-type="string" office:string-value="https://osm.org/relation/3244540" calcext:value-type="string">
            <text:p>https://osm.org/relation/32445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4578" calcext:value-type="float">
            <text:p>3244578</text:p>
          </table:table-cell>
          <table:table-cell table:style-name="ce2" office:value-type="string" calcext:value-type="string">
            <text:p>Place Van Hoegaerde</text:p>
          </table:table-cell>
          <table:table-cell table:style-name="ce2" office:value-type="string" calcext:value-type="string">
            <text:p>Van Hoegaerdeplein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 table:style-name="ce2" office:value-type="string" calcext:value-type="string">
            <text:p>Pas de page</text:p>
          </table:table-cell>
          <table:table-cell/>
          <table:table-cell table:style-name="ce8" table:formula="of:=CONCATENATE(&quot;https://osm.org/&quot;;[.A25];&quot;/&quot;;[.B25])" office:value-type="string" office:string-value="https://osm.org/relation/3244578" calcext:value-type="string">
            <text:p>https://osm.org/relation/32445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4579" calcext:value-type="float">
            <text:p>3244579</text:p>
          </table:table-cell>
          <table:table-cell table:style-name="ce2" office:value-type="string" calcext:value-type="string">
            <text:p>Rue Saint-Julien</text:p>
          </table:table-cell>
          <table:table-cell table:style-name="ce2" office:value-type="string" calcext:value-type="string">
            <text:p>Sint-Juliaa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26];&quot;/&quot;;[.B26])" office:value-type="string" office:string-value="https://osm.org/relation/3244579" calcext:value-type="string">
            <text:p>https://osm.org/relation/32445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4580" calcext:value-type="float">
            <text:p>3244580</text:p>
          </table:table-cell>
          <table:table-cell table:style-name="ce2" office:value-type="string" calcext:value-type="string">
            <text:p>Square de Noville</text:p>
          </table:table-cell>
          <table:table-cell table:style-name="ce2" office:value-type="string" calcext:value-type="string">
            <text:p>Novillesquare</text:p>
          </table:table-cell>
          <table:table-cell table:style-name="ce3" office:value-type="string" calcext:value-type="string">
            <text:p>Q3247695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2" office:value-type="string" calcext:value-type="string">
            <text:p>Pas de page Wikipédia</text:p>
          </table:table-cell>
          <table:table-cell table:style-name="ce6" office:value-type="string" calcext:value-type="string">
            <text:p><text:a xlink:href="http://www.ebru.be/Streets/streets1081/bruxelles-1081-square-de-noville.html" xlink:type="simple">http://www.ebru.be/Streets/streets1081/bruxelles-1081-square-de-noville.html</text:a></text:p>
          </table:table-cell>
          <table:table-cell table:style-name="ce8" table:formula="of:=CONCATENATE(&quot;https://osm.org/&quot;;[.A27];&quot;/&quot;;[.B27])" office:value-type="string" office:string-value="https://osm.org/relation/3244580" calcext:value-type="string">
            <text:p>https://osm.org/relation/32445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4595" calcext:value-type="float">
            <text:p>3244595</text:p>
          </table:table-cell>
          <table:table-cell table:style-name="ce2" office:value-type="string" calcext:value-type="string">
            <text:p>Rue Emile Sergijsels</text:p>
          </table:table-cell>
          <table:table-cell table:style-name="ce2" office:value-type="string" calcext:value-type="string">
            <text:p>Emile Sergijsel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28];&quot;/&quot;;[.B28])" office:value-type="string" office:string-value="https://osm.org/relation/3244595" calcext:value-type="string">
            <text:p>https://osm.org/relation/32445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4617" calcext:value-type="float">
            <text:p>3244617</text:p>
          </table:table-cell>
          <table:table-cell table:style-name="ce2" office:value-type="string" calcext:value-type="string">
            <text:p>Rue François Delcoigne</text:p>
          </table:table-cell>
          <table:table-cell table:style-name="ce2" office:value-type="string" calcext:value-type="string">
            <text:p>François Delcoign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29];&quot;/&quot;;[.B29])" office:value-type="string" office:string-value="https://osm.org/relation/3244617" calcext:value-type="string">
            <text:p>https://osm.org/relation/32446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4618" calcext:value-type="float">
            <text:p>3244618</text:p>
          </table:table-cell>
          <table:table-cell table:style-name="ce2" office:value-type="string" calcext:value-type="string">
            <text:p>Rue Van Hoegaerde</text:p>
          </table:table-cell>
          <table:table-cell table:style-name="ce2" office:value-type="string" calcext:value-type="string">
            <text:p>Van Hoegaerd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 </text:p>
          </table:table-cell>
          <table:table-cell/>
          <table:table-cell table:style-name="ce8" table:formula="of:=CONCATENATE(&quot;https://osm.org/&quot;;[.A30];&quot;/&quot;;[.B30])" office:value-type="string" office:string-value="https://osm.org/relation/3244618" calcext:value-type="string">
            <text:p>https://osm.org/relation/32446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5403" calcext:value-type="float">
            <text:p>3245403</text:p>
          </table:table-cell>
          <table:table-cell table:style-name="ce2" office:value-type="string" calcext:value-type="string">
            <text:p>Rue de la Sécurité</text:p>
          </table:table-cell>
          <table:table-cell table:style-name="ce2" office:value-type="string" calcext:value-type="string">
            <text:p>Veiligheid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31];&quot;/&quot;;[.B31])" office:value-type="string" office:string-value="https://osm.org/relation/3245403" calcext:value-type="string">
            <text:p>https://osm.org/relation/32454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5420" calcext:value-type="float">
            <text:p>3245420</text:p>
          </table:table-cell>
          <table:table-cell table:style-name="ce2" office:value-type="string" calcext:value-type="string">
            <text:p>Rue Herkoliers</text:p>
          </table:table-cell>
          <table:table-cell table:style-name="ce2" office:value-type="string" calcext:value-type="string">
            <text:p>Herkoli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32];&quot;/&quot;;[.B32])" office:value-type="string" office:string-value="https://osm.org/relation/3245420" calcext:value-type="string">
            <text:p>https://osm.org/relation/32454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5423" calcext:value-type="float">
            <text:p>3245423</text:p>
          </table:table-cell>
          <table:table-cell table:style-name="ce2" office:value-type="string" calcext:value-type="string">
            <text:p>Rue du Relais Sacré</text:p>
          </table:table-cell>
          <table:table-cell table:style-name="ce2" office:value-type="string" calcext:value-type="string">
            <text:p>Fakkelloop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33];&quot;/&quot;;[.B33])" office:value-type="string" office:string-value="https://osm.org/relation/3245423" calcext:value-type="string">
            <text:p>https://osm.org/relation/32454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5483" calcext:value-type="float">
            <text:p>3245483</text:p>
          </table:table-cell>
          <table:table-cell table:style-name="ce2" office:value-type="string" calcext:value-type="string">
            <text:p>Rue de l'Église Sainte-Anne</text:p>
          </table:table-cell>
          <table:table-cell table:style-name="ce2" office:value-type="string" calcext:value-type="string">
            <text:p>Sint-Annaker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34];&quot;/&quot;;[.B34])" office:value-type="string" office:string-value="https://osm.org/relation/3245483" calcext:value-type="string">
            <text:p>https://osm.org/relation/32454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5520" calcext:value-type="float">
            <text:p>3245520</text:p>
          </table:table-cell>
          <table:table-cell table:style-name="ce2" office:value-type="string" calcext:value-type="string">
            <text:p>Rue des Tisserands</text:p>
          </table:table-cell>
          <table:table-cell table:style-name="ce2" office:value-type="string" calcext:value-type="string">
            <text:p>Wev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35];&quot;/&quot;;[.B35])" office:value-type="string" office:string-value="https://osm.org/relation/3245520" calcext:value-type="string">
            <text:p>https://osm.org/relation/32455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5716" calcext:value-type="float">
            <text:p>3245716</text:p>
          </table:table-cell>
          <table:table-cell table:style-name="ce2" office:value-type="string" calcext:value-type="string">
            <text:p>Chaussée de Gand</text:p>
          </table:table-cell>
          <table:table-cell table:style-name="ce2" office:value-type="string" calcext:value-type="string">
            <text:p>Gent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36];&quot;/&quot;;[.B36])" office:value-type="string" office:string-value="https://osm.org/relation/3245716" calcext:value-type="string">
            <text:p>https://osm.org/relation/32457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5721" calcext:value-type="float">
            <text:p>3245721</text:p>
          </table:table-cell>
          <table:table-cell table:style-name="ce2" office:value-type="string" calcext:value-type="string">
            <text:p>Rue Schmitz</text:p>
          </table:table-cell>
          <table:table-cell table:style-name="ce2" office:value-type="string" calcext:value-type="string">
            <text:p>Schmitzstraat</text:p>
          </table:table-cell>
          <table:table-cell table:style-name="ce3" office:value-type="string" calcext:value-type="string">
            <text:p>Q8542612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 table:style-name="ce7" office:value-type="string" calcext:value-type="string">
            <text:p><text:s/>Frédéric Schmitz (http://www.ebru.be/Streets/streets1080/bruxelles-1080-rue-schmitz.html)</text:p>
          </table:table-cell>
          <table:table-cell table:style-name="ce8" table:formula="of:=CONCATENATE(&quot;https://osm.org/&quot;;[.A37];&quot;/&quot;;[.B37])" office:value-type="string" office:string-value="https://osm.org/relation/3245721" calcext:value-type="string">
            <text:p>https://osm.org/relation/32457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5724" calcext:value-type="float">
            <text:p>3245724</text:p>
          </table:table-cell>
          <table:table-cell table:style-name="ce2" office:value-type="string" calcext:value-type="string">
            <text:p>Rue Antoine Court</text:p>
          </table:table-cell>
          <table:table-cell table:style-name="ce2" office:value-type="string" calcext:value-type="string">
            <text:p>Antoine Cour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38];&quot;/&quot;;[.B38])" office:value-type="string" office:string-value="https://osm.org/relation/3245724" calcext:value-type="string">
            <text:p>https://osm.org/relation/32457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5736" calcext:value-type="float">
            <text:p>3245736</text:p>
          </table:table-cell>
          <table:table-cell table:style-name="ce2" office:value-type="string" calcext:value-type="string">
            <text:p>Rue Jean Jacquet</text:p>
          </table:table-cell>
          <table:table-cell table:style-name="ce2" office:value-type="string" calcext:value-type="string">
            <text:p>Jean Jacque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39];&quot;/&quot;;[.B39])" office:value-type="string" office:string-value="https://osm.org/relation/3245736" calcext:value-type="string">
            <text:p>https://osm.org/relation/32457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5737" calcext:value-type="float">
            <text:p>3245737</text:p>
          </table:table-cell>
          <table:table-cell table:style-name="ce2" office:value-type="string" calcext:value-type="string">
            <text:p>Rue Philippe Piermez</text:p>
          </table:table-cell>
          <table:table-cell table:style-name="ce2" office:value-type="string" calcext:value-type="string">
            <text:p>Philippe Piermez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40];&quot;/&quot;;[.B40])" office:value-type="string" office:string-value="https://osm.org/relation/3245737" calcext:value-type="string">
            <text:p>https://osm.org/relation/32457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6336" calcext:value-type="float">
            <text:p>3246336</text:p>
          </table:table-cell>
          <table:table-cell table:style-name="ce2" office:value-type="string" calcext:value-type="string">
            <text:p>Rue François Hellinckx</text:p>
          </table:table-cell>
          <table:table-cell table:style-name="ce2" office:value-type="string" calcext:value-type="string">
            <text:p>François Hellinckx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41];&quot;/&quot;;[.B41])" office:value-type="string" office:string-value="https://osm.org/relation/3246336" calcext:value-type="string">
            <text:p>https://osm.org/relation/32463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6356" calcext:value-type="float">
            <text:p>3246356</text:p>
          </table:table-cell>
          <table:table-cell table:style-name="ce2" office:value-type="string" calcext:value-type="string">
            <text:p>Rue du Neep</text:p>
          </table:table-cell>
          <table:table-cell table:style-name="ce2" office:value-type="string" calcext:value-type="string">
            <text:p>Neep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2];&quot;/&quot;;[.B42])" office:value-type="string" office:string-value="https://osm.org/relation/3246356" calcext:value-type="string">
            <text:p>https://osm.org/relation/32463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6358" calcext:value-type="float">
            <text:p>3246358</text:p>
          </table:table-cell>
          <table:table-cell table:style-name="ce2" office:value-type="string" calcext:value-type="string">
            <text:p>Rue du Cubisme</text:p>
          </table:table-cell>
          <table:table-cell table:style-name="ce2" office:value-type="string" calcext:value-type="string">
            <text:p>Kubism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3];&quot;/&quot;;[.B43])" office:value-type="string" office:string-value="https://osm.org/relation/3246358" calcext:value-type="string">
            <text:p>https://osm.org/relation/32463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6359" calcext:value-type="float">
            <text:p>3246359</text:p>
          </table:table-cell>
          <table:table-cell table:style-name="ce2" office:value-type="string" calcext:value-type="string">
            <text:p>Rue Stepman</text:p>
          </table:table-cell>
          <table:table-cell table:style-name="ce2" office:value-type="string" calcext:value-type="string">
            <text:p>Stepmanstraat</text:p>
          </table:table-cell>
          <table:table-cell table:style-name="ce2" office:value-type="string" calcext:value-type="string">
            <text:p>Q7747092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44];&quot;/&quot;;[.B44])" office:value-type="string" office:string-value="https://osm.org/relation/3246359" calcext:value-type="string">
            <text:p>https://osm.org/relation/32463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6367" calcext:value-type="float">
            <text:p>3246367</text:p>
          </table:table-cell>
          <table:table-cell table:style-name="ce2" office:value-type="string" calcext:value-type="string">
            <text:p>Rue Léon Autrique</text:p>
          </table:table-cell>
          <table:table-cell table:style-name="ce2" office:value-type="string" calcext:value-type="string">
            <text:p>Léon Autriqu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edia</text:p>
          </table:table-cell>
          <table:table-cell/>
          <table:table-cell table:style-name="ce8" table:formula="of:=CONCATENATE(&quot;https://osm.org/&quot;;[.A45];&quot;/&quot;;[.B45])" office:value-type="string" office:string-value="https://osm.org/relation/3246367" calcext:value-type="string">
            <text:p>https://osm.org/relation/32463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6399" calcext:value-type="float">
            <text:p>3246399</text:p>
          </table:table-cell>
          <table:table-cell table:style-name="ce2" office:value-type="string" calcext:value-type="string">
            <text:p>Rue de Ganshoren</text:p>
          </table:table-cell>
          <table:table-cell table:style-name="ce2" office:value-type="string" calcext:value-type="string">
            <text:p>Ganshorens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6];&quot;/&quot;;[.B46])" office:value-type="string" office:string-value="https://osm.org/relation/3246399" calcext:value-type="string">
            <text:p>https://osm.org/relation/32463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6439" calcext:value-type="float">
            <text:p>3246439</text:p>
          </table:table-cell>
          <table:table-cell table:style-name="ce2" office:value-type="string" calcext:value-type="string">
            <text:p>Rue de la Tannerie</text:p>
          </table:table-cell>
          <table:table-cell table:style-name="ce2" office:value-type="string" calcext:value-type="string">
            <text:p>Huidevett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7];&quot;/&quot;;[.B47])" office:value-type="string" office:string-value="https://osm.org/relation/3246439" calcext:value-type="string">
            <text:p>https://osm.org/relation/32464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6443" calcext:value-type="float">
            <text:p>3246443</text:p>
          </table:table-cell>
          <table:table-cell table:style-name="ce2" office:value-type="string" calcext:value-type="string">
            <text:p>Rue Jules Debecker</text:p>
          </table:table-cell>
          <table:table-cell table:style-name="ce2" office:value-type="string" calcext:value-type="string">
            <text:p>Jules Debeck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48];&quot;/&quot;;[.B48])" office:value-type="string" office:string-value="https://osm.org/relation/3246443" calcext:value-type="string">
            <text:p>https://osm.org/relation/32464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6448" calcext:value-type="float">
            <text:p>3246448</text:p>
          </table:table-cell>
          <table:table-cell table:style-name="ce2" office:value-type="string" calcext:value-type="string">
            <text:p>Rue Albert Dillie</text:p>
          </table:table-cell>
          <table:table-cell table:style-name="ce2" office:value-type="string" calcext:value-type="string">
            <text:p>Albert Dilli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edia</text:p>
          </table:table-cell>
          <table:table-cell/>
          <table:table-cell table:style-name="ce8" table:formula="of:=CONCATENATE(&quot;https://osm.org/&quot;;[.A49];&quot;/&quot;;[.B49])" office:value-type="string" office:string-value="https://osm.org/relation/3246448" calcext:value-type="string">
            <text:p>https://osm.org/relation/32464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6450" calcext:value-type="float">
            <text:p>3246450</text:p>
          </table:table-cell>
          <table:table-cell table:style-name="ce2" office:value-type="string" calcext:value-type="string">
            <text:p>Rue George-dit-Marchal</text:p>
          </table:table-cell>
          <table:table-cell table:style-name="ce2" office:value-type="string" calcext:value-type="string">
            <text:p>George-dit-Marchal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 table:number-columns-repeated="2"/>
          <table:table-cell table:style-name="ce8" table:formula="of:=CONCATENATE(&quot;https://osm.org/&quot;;[.A50];&quot;/&quot;;[.B50])" office:value-type="string" office:string-value="https://osm.org/relation/3246450" calcext:value-type="string">
            <text:p>https://osm.org/relation/32464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6474" calcext:value-type="float">
            <text:p>3246474</text:p>
          </table:table-cell>
          <table:table-cell table:style-name="ce2" office:value-type="string" calcext:value-type="string">
            <text:p>Place Henri Vanhuffel</text:p>
          </table:table-cell>
          <table:table-cell table:style-name="ce2" office:value-type="string" calcext:value-type="string">
            <text:p>Henri Vanhuffel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edia</text:p>
          </table:table-cell>
          <table:table-cell/>
          <table:table-cell table:style-name="ce8" table:formula="of:=CONCATENATE(&quot;https://osm.org/&quot;;[.A51];&quot;/&quot;;[.B51])" office:value-type="string" office:string-value="https://osm.org/relation/3246474" calcext:value-type="string">
            <text:p>https://osm.org/relation/32464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6475" calcext:value-type="float">
            <text:p>3246475</text:p>
          </table:table-cell>
          <table:table-cell table:style-name="ce2" office:value-type="string" calcext:value-type="string">
            <text:p>Rue Van Bergen</text:p>
          </table:table-cell>
          <table:table-cell table:style-name="ce2" office:value-type="string" calcext:value-type="string">
            <text:p>Van Berg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2 options https://www.wikidata.org/wiki/Q83383039 or </text:p>
            <text:p>https://www.wikidata.org/wiki/Q56546850</text:p>
          </table:table-cell>
          <table:table-cell table:style-name="ce8" table:formula="of:=CONCATENATE(&quot;https://osm.org/&quot;;[.A52];&quot;/&quot;;[.B52])" office:value-type="string" office:string-value="https://osm.org/relation/3246475" calcext:value-type="string">
            <text:p>https://osm.org/relation/32464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6541" calcext:value-type="float">
            <text:p>3246541</text:p>
          </table:table-cell>
          <table:table-cell table:style-name="ce2" office:value-type="string" calcext:value-type="string">
            <text:p>Rue Félix Vande Sande</text:p>
          </table:table-cell>
          <table:table-cell table:style-name="ce2" office:value-type="string" calcext:value-type="string">
            <text:p>Félix Vande Sand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edia</text:p>
          </table:table-cell>
          <table:table-cell/>
          <table:table-cell table:style-name="ce8" table:formula="of:=CONCATENATE(&quot;https://osm.org/&quot;;[.A53];&quot;/&quot;;[.B53])" office:value-type="string" office:string-value="https://osm.org/relation/3246541" calcext:value-type="string">
            <text:p>https://osm.org/relation/32465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6542" calcext:value-type="float">
            <text:p>3246542</text:p>
          </table:table-cell>
          <table:table-cell table:style-name="ce2" office:value-type="string" calcext:value-type="string">
            <text:p>Rue de Normandie</text:p>
          </table:table-cell>
          <table:table-cell table:style-name="ce2" office:value-type="string" calcext:value-type="string">
            <text:p>Normandië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54];&quot;/&quot;;[.B54])" office:value-type="string" office:string-value="https://osm.org/relation/3246542" calcext:value-type="string">
            <text:p>https://osm.org/relation/32465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6544" calcext:value-type="float">
            <text:p>3246544</text:p>
          </table:table-cell>
          <table:table-cell table:style-name="ce2" office:value-type="string" calcext:value-type="string">
            <text:p>Square Félix Vande Sande</text:p>
          </table:table-cell>
          <table:table-cell table:style-name="ce2" office:value-type="string" calcext:value-type="string">
            <text:p>Félix Vande Sandesquar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edia</text:p>
          </table:table-cell>
          <table:table-cell/>
          <table:table-cell table:style-name="ce8" table:formula="of:=CONCATENATE(&quot;https://osm.org/&quot;;[.A55];&quot;/&quot;;[.B55])" office:value-type="string" office:string-value="https://osm.org/relation/3246544" calcext:value-type="string">
            <text:p>https://osm.org/relation/32465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6553" calcext:value-type="float">
            <text:p>3246553</text:p>
          </table:table-cell>
          <table:table-cell table:style-name="ce2" office:value-type="string" calcext:value-type="string">
            <text:p>Rue des Braves</text:p>
          </table:table-cell>
          <table:table-cell table:style-name="ce2" office:value-type="string" calcext:value-type="string">
            <text:p>Dapper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56];&quot;/&quot;;[.B56])" office:value-type="string" office:string-value="https://osm.org/relation/3246553" calcext:value-type="string">
            <text:p>https://osm.org/relation/32465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6572" calcext:value-type="float">
            <text:p>3246572</text:p>
          </table:table-cell>
          <table:table-cell table:style-name="ce2" office:value-type="string" calcext:value-type="string">
            <text:p>Rue du Parc Elisabeth</text:p>
          </table:table-cell>
          <table:table-cell table:style-name="ce2" office:value-type="string" calcext:value-type="string">
            <text:p>Elisabethparkstraat</text:p>
          </table:table-cell>
          <table:table-cell table:style-name="ce4" office:value-type="string" calcext:value-type="string">
            <text:p>Q74888076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8" table:formula="of:=CONCATENATE(&quot;https://osm.org/&quot;;[.A57];&quot;/&quot;;[.B57])" office:value-type="string" office:string-value="https://osm.org/relation/3246572" calcext:value-type="string">
            <text:p>https://osm.org/relation/32465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6671" calcext:value-type="float">
            <text:p>3246671</text:p>
          </table:table-cell>
          <table:table-cell table:style-name="ce2" office:value-type="string" calcext:value-type="string">
            <text:p>Avenue de la Liberté</text:p>
          </table:table-cell>
          <table:table-cell table:style-name="ce2" office:value-type="string" calcext:value-type="string">
            <text:p>Vrijheid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58];&quot;/&quot;;[.B58])" office:value-type="string" office:string-value="https://osm.org/relation/3246671" calcext:value-type="string">
            <text:p>https://osm.org/relation/32466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6823" calcext:value-type="float">
            <text:p>3246823</text:p>
          </table:table-cell>
          <table:table-cell table:style-name="ce2" office:value-type="string" calcext:value-type="string">
            <text:p>Rue Jules Besme</text:p>
          </table:table-cell>
          <table:table-cell table:style-name="ce2" office:value-type="string" calcext:value-type="string">
            <text:p>Jules Besmestraat</text:p>
          </table:table-cell>
          <table:table-cell table:style-name="ce4" office:value-type="string" calcext:value-type="string">
            <text:p>Q8437531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59];&quot;/&quot;;[.B59])" office:value-type="string" office:string-value="https://osm.org/relation/3246823" calcext:value-type="string">
            <text:p>https://osm.org/relation/32468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7048" calcext:value-type="float">
            <text:p>3247048</text:p>
          </table:table-cell>
          <table:table-cell table:style-name="ce2" office:value-type="string" calcext:value-type="string">
            <text:p>Avenue de l'Indépendance Belge</text:p>
          </table:table-cell>
          <table:table-cell table:style-name="ce2" office:value-type="string" calcext:value-type="string">
            <text:p>Belgische Onafhankelijkheid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60];&quot;/&quot;;[.B60])" office:value-type="string" office:string-value="https://osm.org/relation/3247048" calcext:value-type="string">
            <text:p>https://osm.org/relation/32470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7050" calcext:value-type="float">
            <text:p>3247050</text:p>
          </table:table-cell>
          <table:table-cell table:style-name="ce2" office:value-type="string" calcext:value-type="string">
            <text:p>Avenue du Karreveld</text:p>
          </table:table-cell>
          <table:table-cell table:style-name="ce2" office:value-type="string" calcext:value-type="string">
            <text:p>Karrevel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61];&quot;/&quot;;[.B61])" office:value-type="string" office:string-value="https://osm.org/relation/3247050" calcext:value-type="string">
            <text:p>https://osm.org/relation/32470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7117" calcext:value-type="float">
            <text:p>3247117</text:p>
          </table:table-cell>
          <table:table-cell table:style-name="ce2" office:value-type="string" calcext:value-type="string">
            <text:p>Avenue du Panthéon</text:p>
          </table:table-cell>
          <table:table-cell table:style-name="ce2" office:value-type="string" calcext:value-type="string">
            <text:p>Pantheo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62];&quot;/&quot;;[.B62])" office:value-type="string" office:string-value="https://osm.org/relation/3247117" calcext:value-type="string">
            <text:p>https://osm.org/relation/32471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7174" calcext:value-type="float">
            <text:p>3247174</text:p>
          </table:table-cell>
          <table:table-cell table:style-name="ce2" office:value-type="string" calcext:value-type="string">
            <text:p>Avenue Seghers</text:p>
          </table:table-cell>
          <table:table-cell table:style-name="ce2" office:value-type="string" calcext:value-type="string">
            <text:p>Segher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edia</text:p>
          </table:table-cell>
          <table:table-cell/>
          <table:table-cell table:style-name="ce8" table:formula="of:=CONCATENATE(&quot;https://osm.org/&quot;;[.A63];&quot;/&quot;;[.B63])" office:value-type="string" office:string-value="https://osm.org/relation/3247174" calcext:value-type="string">
            <text:p>https://osm.org/relation/32471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7241" calcext:value-type="float">
            <text:p>3247241</text:p>
          </table:table-cell>
          <table:table-cell table:style-name="ce2" office:value-type="string" calcext:value-type="string">
            <text:p>Place de Bastogne</text:p>
          </table:table-cell>
          <table:table-cell table:style-name="ce2" office:value-type="string" calcext:value-type="string">
            <text:p>Bastenaken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64];&quot;/&quot;;[.B64])" office:value-type="string" office:string-value="https://osm.org/relation/3247241" calcext:value-type="string">
            <text:p>https://osm.org/relation/32472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7314" calcext:value-type="float">
            <text:p>3247314</text:p>
          </table:table-cell>
          <table:table-cell table:style-name="ce2" office:value-type="string" calcext:value-type="string">
            <text:p>Boulevard Louis Mettewie</text:p>
          </table:table-cell>
          <table:table-cell table:style-name="ce2" office:value-type="string" calcext:value-type="string">
            <text:p>Louis Mettewielaan</text:p>
          </table:table-cell>
          <table:table-cell table:style-name="ce4" office:value-type="string" calcext:value-type="string">
            <text:p>Q268301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65];&quot;/&quot;;[.B65])" office:value-type="string" office:string-value="https://osm.org/relation/3247314" calcext:value-type="string">
            <text:p>https://osm.org/relation/32473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7733" calcext:value-type="float">
            <text:p>3247733</text:p>
          </table:table-cell>
          <table:table-cell table:style-name="ce2" office:value-type="string" calcext:value-type="string">
            <text:p>Avenue Émile Bossaert</text:p>
          </table:table-cell>
          <table:table-cell table:style-name="ce2" office:value-type="string" calcext:value-type="string">
            <text:p>Émile Bossaert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66];&quot;/&quot;;[.B66])" office:value-type="string" office:string-value="https://osm.org/relation/3247733" calcext:value-type="string">
            <text:p>https://osm.org/relation/32477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065" calcext:value-type="float">
            <text:p>3252065</text:p>
          </table:table-cell>
          <table:table-cell table:style-name="ce2" office:value-type="string" calcext:value-type="string">
            <text:p>Avenue de la Paix</text:p>
          </table:table-cell>
          <table:table-cell table:style-name="ce2" office:value-type="string" calcext:value-type="string">
            <text:p>Vred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67];&quot;/&quot;;[.B67])" office:value-type="string" office:string-value="https://osm.org/relation/3252065" calcext:value-type="string">
            <text:p>https://osm.org/relation/32520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083" calcext:value-type="float">
            <text:p>3252083</text:p>
          </table:table-cell>
          <table:table-cell table:style-name="ce2" office:value-type="string" calcext:value-type="string">
            <text:p>Avenue du Château</text:p>
          </table:table-cell>
          <table:table-cell table:style-name="ce2" office:value-type="string" calcext:value-type="string">
            <text:p>Kastee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68];&quot;/&quot;;[.B68])" office:value-type="string" office:string-value="https://osm.org/relation/3252083" calcext:value-type="string">
            <text:p>https://osm.org/relation/32520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116" calcext:value-type="float">
            <text:p>3252116</text:p>
          </table:table-cell>
          <table:table-cell table:style-name="ce2" office:value-type="string" calcext:value-type="string">
            <text:p>Avenue de la Basilique</text:p>
          </table:table-cell>
          <table:table-cell table:style-name="ce2" office:value-type="string" calcext:value-type="string">
            <text:p>Basilie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69];&quot;/&quot;;[.B69])" office:value-type="string" office:string-value="https://osm.org/relation/3252116" calcext:value-type="string">
            <text:p>https://osm.org/relation/32521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121" calcext:value-type="float">
            <text:p>3252121</text:p>
          </table:table-cell>
          <table:table-cell table:style-name="ce2" office:value-type="string" calcext:value-type="string">
            <text:p>Avenue François Sebrechts</text:p>
          </table:table-cell>
          <table:table-cell table:style-name="ce2" office:value-type="string" calcext:value-type="string">
            <text:p>François Sebrechtslaan</text:p>
          </table:table-cell>
          <table:table-cell table:style-name="ce2" office:value-type="string" calcext:value-type="string">
            <text:p>Q1800175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nl.wikipedia.org/wiki/Fran%C3%A7ois_Sebrechts" xlink:type="simple">https://nl.wikipedia.org/wiki/Fran%C3%A7ois_Sebrechts</text:a></text:p>
          </table:table-cell>
          <table:table-cell/>
          <table:table-cell table:style-name="ce8" table:formula="of:=CONCATENATE(&quot;https://osm.org/&quot;;[.A70];&quot;/&quot;;[.B70])" office:value-type="string" office:string-value="https://osm.org/relation/3252121" calcext:value-type="string">
            <text:p>https://osm.org/relation/32521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122" calcext:value-type="float">
            <text:p>3252122</text:p>
          </table:table-cell>
          <table:table-cell table:style-name="ce2" office:value-type="string" calcext:value-type="string">
            <text:p>Rue du Petit-Berchem</text:p>
          </table:table-cell>
          <table:table-cell table:style-name="ce2" office:value-type="string" calcext:value-type="string">
            <text:p>Klein Berche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71];&quot;/&quot;;[.B71])" office:value-type="string" office:string-value="https://osm.org/relation/3252122" calcext:value-type="string">
            <text:p>https://osm.org/relation/32521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155" calcext:value-type="float">
            <text:p>3252155</text:p>
          </table:table-cell>
          <table:table-cell table:style-name="ce2" office:value-type="string" calcext:value-type="string">
            <text:p>Avenue de l'Hôpital Français</text:p>
          </table:table-cell>
          <table:table-cell table:style-name="ce2" office:value-type="string" calcext:value-type="string">
            <text:p>Frans Gasthui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72];&quot;/&quot;;[.B72])" office:value-type="string" office:string-value="https://osm.org/relation/3252155" calcext:value-type="string">
            <text:p>https://osm.org/relation/32521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162" calcext:value-type="float">
            <text:p>3252162</text:p>
          </table:table-cell>
          <table:table-cell table:style-name="ce2" office:value-type="string" calcext:value-type="string">
            <text:p>Rue de la Carrière</text:p>
          </table:table-cell>
          <table:table-cell table:style-name="ce2" office:value-type="string" calcext:value-type="string">
            <text:p>Steengroefstraat</text:p>
          </table:table-cell>
          <table:table-cell table:style-name="ce4"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73];&quot;/&quot;;[.B73])" office:value-type="string" office:string-value="https://osm.org/relation/3252162" calcext:value-type="string">
            <text:p>https://osm.org/relation/32521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164" calcext:value-type="float">
            <text:p>3252164</text:p>
          </table:table-cell>
          <table:table-cell table:style-name="ce2" office:value-type="string" calcext:value-type="string">
            <text:p>Rue M. L. Uytroever</text:p>
          </table:table-cell>
          <table:table-cell table:style-name="ce2" office:value-type="string" calcext:value-type="string">
            <text:p>M. L. Uytroev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8" table:formula="of:=CONCATENATE(&quot;https://osm.org/&quot;;[.A74];&quot;/&quot;;[.B74])" office:value-type="string" office:string-value="https://osm.org/relation/3252164" calcext:value-type="string">
            <text:p>https://osm.org/relation/32521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205" calcext:value-type="float">
            <text:p>3252205</text:p>
          </table:table-cell>
          <table:table-cell table:style-name="ce2" office:value-type="string" calcext:value-type="string">
            <text:p>Avenue de Berchem-Sainte-Agathe</text:p>
          </table:table-cell>
          <table:table-cell table:style-name="ce2" office:value-type="string" calcext:value-type="string">
            <text:p>Sint-Agatha-Berchemselaan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8" table:formula="of:=CONCATENATE(&quot;https://osm.org/&quot;;[.A75];&quot;/&quot;;[.B75])" office:value-type="string" office:string-value="https://osm.org/relation/3252205" calcext:value-type="string">
            <text:p>https://osm.org/relation/32522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243" calcext:value-type="float">
            <text:p>3252243</text:p>
          </table:table-cell>
          <table:table-cell table:style-name="ce2" office:value-type="string" calcext:value-type="string">
            <text:p>Rue Omer Lepreux</text:p>
          </table:table-cell>
          <table:table-cell table:style-name="ce2" office:value-type="string" calcext:value-type="string">
            <text:p>Omer Lepreuxstraat</text:p>
          </table:table-cell>
          <table:table-cell table:style-name="ce2" office:value-type="string" calcext:value-type="string">
            <text:p>Q1535276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Omer_Lepreux" xlink:type="simple">https://fr.wikipedia.org/wiki/Omer_Lepreux</text:a></text:p>
          </table:table-cell>
          <table:table-cell/>
          <table:table-cell table:style-name="ce8" table:formula="of:=CONCATENATE(&quot;https://osm.org/&quot;;[.A76];&quot;/&quot;;[.B76])" office:value-type="string" office:string-value="https://osm.org/relation/3252243" calcext:value-type="string">
            <text:p>https://osm.org/relation/32522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260" calcext:value-type="float">
            <text:p>3252260</text:p>
          </table:table-cell>
          <table:table-cell table:style-name="ce2" office:value-type="string" calcext:value-type="string">
            <text:p>Rue Emile Deroover</text:p>
          </table:table-cell>
          <table:table-cell table:style-name="ce2" office:value-type="string" calcext:value-type="string">
            <text:p>Emile Deroov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edia</text:p>
          </table:table-cell>
          <table:table-cell/>
          <table:table-cell table:style-name="ce8" table:formula="of:=CONCATENATE(&quot;https://osm.org/&quot;;[.A77];&quot;/&quot;;[.B77])" office:value-type="string" office:string-value="https://osm.org/relation/3252260" calcext:value-type="string">
            <text:p>https://osm.org/relation/32522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265" calcext:value-type="float">
            <text:p>3252265</text:p>
          </table:table-cell>
          <table:table-cell table:style-name="ce2" office:value-type="string" calcext:value-type="string">
            <text:p>Rue du Comptoir</text:p>
          </table:table-cell>
          <table:table-cell table:style-name="ce2" office:value-type="string" calcext:value-type="string">
            <text:p>Handelskantoo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78];&quot;/&quot;;[.B78])" office:value-type="string" office:string-value="https://osm.org/relation/3252265" calcext:value-type="string">
            <text:p>https://osm.org/relation/32522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5007" calcext:value-type="float">
            <text:p>3255007</text:p>
          </table:table-cell>
          <table:table-cell table:style-name="ce2" office:value-type="string" calcext:value-type="string">
            <text:p>Avenue Josse Goffin</text:p>
          </table:table-cell>
          <table:table-cell table:style-name="ce2" office:value-type="string" calcext:value-type="string">
            <text:p>Josse Goffi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edia</text:p>
          </table:table-cell>
          <table:table-cell/>
          <table:table-cell table:style-name="ce8" table:formula="of:=CONCATENATE(&quot;https://osm.org/&quot;;[.A79];&quot;/&quot;;[.B79])" office:value-type="string" office:string-value="https://osm.org/relation/3255007" calcext:value-type="string">
            <text:p>https://osm.org/relation/32550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446" calcext:value-type="float">
            <text:p>3256446</text:p>
          </table:table-cell>
          <table:table-cell table:style-name="ce2" office:value-type="string" calcext:value-type="string">
            <text:p>Rue du Petit-Berchem</text:p>
          </table:table-cell>
          <table:table-cell table:style-name="ce2" office:value-type="string" calcext:value-type="string">
            <text:p>Klein Berche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80];&quot;/&quot;;[.B80])" office:value-type="string" office:string-value="https://osm.org/relation/3256446" calcext:value-type="string">
            <text:p>https://osm.org/relation/32564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832" calcext:value-type="float">
            <text:p>3256832</text:p>
          </table:table-cell>
          <table:table-cell table:style-name="ce2" office:value-type="string" calcext:value-type="string">
            <text:p>Avenue de la Basilique</text:p>
          </table:table-cell>
          <table:table-cell table:style-name="ce2" office:value-type="string" calcext:value-type="string">
            <text:p>Basilie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81];&quot;/&quot;;[.B81])" office:value-type="string" office:string-value="https://osm.org/relation/3256832" calcext:value-type="string">
            <text:p>https://osm.org/relation/32568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2246" calcext:value-type="float">
            <text:p>3272246</text:p>
          </table:table-cell>
          <table:table-cell table:style-name="ce2" office:value-type="string" calcext:value-type="string">
            <text:p>Rue de la Lys</text:p>
          </table:table-cell>
          <table:table-cell table:style-name="ce2" office:value-type="string" calcext:value-type="string">
            <text:p>Le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82];&quot;/&quot;;[.B82])" office:value-type="string" office:string-value="https://osm.org/relation/3272246" calcext:value-type="string">
            <text:p>https://osm.org/relation/32722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2364" calcext:value-type="float">
            <text:p>3292364</text:p>
          </table:table-cell>
          <table:table-cell table:style-name="ce2" office:value-type="string" calcext:value-type="string">
            <text:p>Boulevard Léopold II</text:p>
          </table:table-cell>
          <table:table-cell table:style-name="ce2" office:value-type="string" calcext:value-type="string">
            <text:p>Leopold II-laan</text:p>
          </table:table-cell>
          <table:table-cell table:style-name="ce2" office:value-type="string" calcext:value-type="string">
            <text:p>Q1296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83];&quot;/&quot;;[.B83])" office:value-type="string" office:string-value="https://osm.org/relation/3292364" calcext:value-type="string">
            <text:p>https://osm.org/relation/32923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2381" calcext:value-type="float">
            <text:p>3292381</text:p>
          </table:table-cell>
          <table:table-cell table:style-name="ce2" office:value-type="string" calcext:value-type="string">
            <text:p>Chaussée de Jette</text:p>
          </table:table-cell>
          <table:table-cell table:style-name="ce2" office:value-type="string" calcext:value-type="string">
            <text:p>Jet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84];&quot;/&quot;;[.B84])" office:value-type="string" office:string-value="https://osm.org/relation/3292381" calcext:value-type="string">
            <text:p>https://osm.org/relation/32923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3589" calcext:value-type="float">
            <text:p>3303589</text:p>
          </table:table-cell>
          <table:table-cell table:style-name="ce2" office:value-type="string" calcext:value-type="string">
            <text:p>Rue Montagne aux Anges</text:p>
          </table:table-cell>
          <table:table-cell table:style-name="ce2" office:value-type="string" calcext:value-type="string">
            <text:p>Engelenbe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85];&quot;/&quot;;[.B85])" office:value-type="string" office:string-value="https://osm.org/relation/3303589" calcext:value-type="string">
            <text:p>https://osm.org/relation/33035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3596" calcext:value-type="float">
            <text:p>3303596</text:p>
          </table:table-cell>
          <table:table-cell table:style-name="ce2" office:value-type="string" calcext:value-type="string">
            <text:p>Rue du Jardinier</text:p>
          </table:table-cell>
          <table:table-cell table:style-name="ce2" office:value-type="string" calcext:value-type="string">
            <text:p>Hoveni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kipédia</text:p>
          </table:table-cell>
          <table:table-cell/>
          <table:table-cell table:style-name="ce8" table:formula="of:=CONCATENATE(&quot;https://osm.org/&quot;;[.A86];&quot;/&quot;;[.B86])" office:value-type="string" office:string-value="https://osm.org/relation/3303596" calcext:value-type="string">
            <text:p>https://osm.org/relation/33035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6590" calcext:value-type="float">
            <text:p>3306590</text:p>
          </table:table-cell>
          <table:table-cell table:style-name="ce2" office:value-type="string" calcext:value-type="string">
            <text:p>Rue Deschampheleer</text:p>
          </table:table-cell>
          <table:table-cell table:style-name="ce2" office:value-type="string" calcext:value-type="string">
            <text:p>Deschamphele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87];&quot;/&quot;;[.B87])" office:value-type="string" office:string-value="https://osm.org/relation/3306590" calcext:value-type="string">
            <text:p>https://osm.org/relation/33065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6592" calcext:value-type="float">
            <text:p>3306592</text:p>
          </table:table-cell>
          <table:table-cell table:style-name="ce2" office:value-type="string" calcext:value-type="string">
            <text:p>Rue Van Hoegaerde</text:p>
          </table:table-cell>
          <table:table-cell table:style-name="ce2" office:value-type="string" calcext:value-type="string">
            <text:p>Van Hoegaerdestraat</text:p>
          </table:table-cell>
          <table:table-cell/>
          <table:table-cell table:content-validation-name="val1"/>
          <table:table-cell table:style-name="ce2" office:value-type="string" calcext:value-type="string">
            <text:p>PAs de page</text:p>
          </table:table-cell>
          <table:table-cell/>
          <table:table-cell table:style-name="ce8" table:formula="of:=CONCATENATE(&quot;https://osm.org/&quot;;[.A88];&quot;/&quot;;[.B88])" office:value-type="string" office:string-value="https://osm.org/relation/3306592" calcext:value-type="string">
            <text:p>https://osm.org/relation/33065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6602" calcext:value-type="float">
            <text:p>3306602</text:p>
          </table:table-cell>
          <table:table-cell table:style-name="ce2" office:value-type="string" calcext:value-type="string">
            <text:p>Rue Saint-Julien</text:p>
          </table:table-cell>
          <table:table-cell table:style-name="ce2" office:value-type="string" calcext:value-type="string">
            <text:p>Sint-Juliaa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89];&quot;/&quot;;[.B89])" office:value-type="string" office:string-value="https://osm.org/relation/3306602" calcext:value-type="string">
            <text:p>https://osm.org/relation/33066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6603" calcext:value-type="float">
            <text:p>3306603</text:p>
          </table:table-cell>
          <table:table-cell table:style-name="ce2" office:value-type="string" calcext:value-type="string">
            <text:p>Rue de la Vermicellerie</text:p>
          </table:table-cell>
          <table:table-cell table:style-name="ce2" office:value-type="string" calcext:value-type="string">
            <text:p>Vermicellifabri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90];&quot;/&quot;;[.B90])" office:value-type="string" office:string-value="https://osm.org/relation/3306603" calcext:value-type="string">
            <text:p>https://osm.org/relation/33066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5784" calcext:value-type="float">
            <text:p>3315784</text:p>
          </table:table-cell>
          <table:table-cell table:style-name="ce2" office:value-type="string" calcext:value-type="string">
            <text:p>Chaussée de Gand</text:p>
          </table:table-cell>
          <table:table-cell table:style-name="ce2" office:value-type="string" calcext:value-type="string">
            <text:p>Steenweg op Gen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91];&quot;/&quot;;[.B91])" office:value-type="string" office:string-value="https://osm.org/relation/3315784" calcext:value-type="string">
            <text:p>https://osm.org/relation/33157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6475" calcext:value-type="float">
            <text:p>3316475</text:p>
          </table:table-cell>
          <table:table-cell table:style-name="ce2" office:value-type="string" calcext:value-type="string">
            <text:p>Avenue François Sebrechts</text:p>
          </table:table-cell>
          <table:table-cell table:style-name="ce2" office:value-type="string" calcext:value-type="string">
            <text:p>François Sebrechtslaan</text:p>
          </table:table-cell>
          <table:table-cell table:style-name="ce2" office:value-type="string" calcext:value-type="string">
            <text:p>Q1800175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92];&quot;/&quot;;[.B92])" office:value-type="string" office:string-value="https://osm.org/relation/3316475" calcext:value-type="string">
            <text:p>https://osm.org/relation/33164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6855" calcext:value-type="float">
            <text:p>3316855</text:p>
          </table:table-cell>
          <table:table-cell table:style-name="ce2" office:value-type="string" calcext:value-type="string">
            <text:p>Avenue du Karreveld</text:p>
          </table:table-cell>
          <table:table-cell table:style-name="ce2" office:value-type="string" calcext:value-type="string">
            <text:p>Karrevel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93];&quot;/&quot;;[.B93])" office:value-type="string" office:string-value="https://osm.org/relation/3316855" calcext:value-type="string">
            <text:p>https://osm.org/relation/33168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6877" calcext:value-type="float">
            <text:p>3316877</text:p>
          </table:table-cell>
          <table:table-cell table:style-name="ce2" office:value-type="string" calcext:value-type="string">
            <text:p>Avenue de la Liberté</text:p>
          </table:table-cell>
          <table:table-cell table:style-name="ce2" office:value-type="string" calcext:value-type="string">
            <text:p>Vrijheid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94];&quot;/&quot;;[.B94])" office:value-type="string" office:string-value="https://osm.org/relation/3316877" calcext:value-type="string">
            <text:p>https://osm.org/relation/33168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170" calcext:value-type="float">
            <text:p>3321170</text:p>
          </table:table-cell>
          <table:table-cell table:style-name="ce2" office:value-type="string" calcext:value-type="string">
            <text:p>Rue de Normandie</text:p>
          </table:table-cell>
          <table:table-cell table:style-name="ce2" office:value-type="string" calcext:value-type="string">
            <text:p>Normandië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95];&quot;/&quot;;[.B95])" office:value-type="string" office:string-value="https://osm.org/relation/3321170" calcext:value-type="string">
            <text:p>https://osm.org/relation/33211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962" calcext:value-type="float">
            <text:p>3321962</text:p>
          </table:table-cell>
          <table:table-cell table:style-name="ce2" office:value-type="string" calcext:value-type="string">
            <text:p>Boulevard Louis Mettewie</text:p>
          </table:table-cell>
          <table:table-cell table:style-name="ce2" office:value-type="string" calcext:value-type="string">
            <text:p>Louis Mettewielaan</text:p>
          </table:table-cell>
          <table:table-cell table:style-name="ce2" office:value-type="string" calcext:value-type="string">
            <text:p>Q268301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6" office:value-type="string" calcext:value-type="string">
            <text:p><text:a xlink:href="https://fr.wikipedia.org/wiki/Louis_Mettewie" xlink:type="simple">https://fr.wikipedia.org/wiki/Louis_Mettewie</text:a></text:p>
          </table:table-cell>
          <table:table-cell/>
          <table:table-cell table:style-name="ce8" table:formula="of:=CONCATENATE(&quot;https://osm.org/&quot;;[.A96];&quot;/&quot;;[.B96])" office:value-type="string" office:string-value="https://osm.org/relation/3321962" calcext:value-type="string">
            <text:p>https://osm.org/relation/33219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0187" calcext:value-type="float">
            <text:p>3330187</text:p>
          </table:table-cell>
          <table:table-cell table:style-name="ce2" office:value-type="string" calcext:value-type="string">
            <text:p>Rue de Menin</text:p>
          </table:table-cell>
          <table:table-cell table:style-name="ce2" office:value-type="string" calcext:value-type="string">
            <text:p>Men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97];&quot;/&quot;;[.B97])" office:value-type="string" office:string-value="https://osm.org/relation/3330187" calcext:value-type="string">
            <text:p>https://osm.org/relation/33301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acques Sermon</text:p>
          </table:table-cell>
          <table:table-cell table:style-name="ce2" office:value-type="string" calcext:value-type="string">
            <text:p>Jacques Sermonlaan</text:p>
          </table:table-cell>
          <table:table-cell table:style-name="ce2" office:value-type="string" calcext:value-type="string">
            <text:p>Q2683012</text:p>
            <text:p/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9" table:formula="of:=HYPERLINK(CONCATENATE(&quot;https://osm.org/search?query=&quot;; [.C98];&quot;,koekelberg&quot;))" office:value-type="string" office:string-value="https://osm.org/search?query=Avenue Jacques Sermon,koekelberg" calcext:value-type="string">
            <text:p>https://osm.org/search?query=Avenue Jacques Sermon,koekelbe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e Gand</text:p>
          </table:table-cell>
          <table:table-cell table:number-columns-repeated="2"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HYPERLINK(CONCATENATE(&quot;https://osm.org/search?query=&quot;; [.C99];&quot;,koekelberg&quot;))" office:value-type="string" office:string-value="https://osm.org/search?query=Chaussée de Gand,koekelberg" calcext:value-type="string">
            <text:p>https://osm.org/search?query=Chaussée de Gand,koekelbe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Vanhuffel</text:p>
          </table:table-cell>
          <table:table-cell table:style-name="ce2" office:value-type="string" calcext:value-type="string">
            <text:p>Vanhuffel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pédia</text:p>
          </table:table-cell>
          <table:table-cell/>
          <table:table-cell table:style-name="ce9" table:formula="of:=HYPERLINK(CONCATENATE(&quot;https://osm.org/search?query=&quot;; [.C100];&quot;,koekelberg&quot;))" office:value-type="string" office:string-value="https://osm.org/search?query=Place Vanhuffel,koekelberg" calcext:value-type="string">
            <text:p>https://osm.org/search?query=Place Vanhuffel,koekelbe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Tunnel Léopold II</text:p>
          </table:table-cell>
          <table:table-cell table:style-name="ce2" office:value-type="string" calcext:value-type="string">
            <text:p>Leopold II-tunnel</text:p>
          </table:table-cell>
          <table:table-cell table:style-name="ce5" office:value-type="string" calcext:value-type="string">
            <text:p>Q1296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HYPERLINK(CONCATENATE(&quot;https://osm.org/search?query=&quot;; [.C101];&quot;,koekelberg&quot;))" office:value-type="string" office:string-value="https://osm.org/search?query=Tunnel Léopold II,koekelberg" calcext:value-type="string">
            <text:p>https://osm.org/search?query=Tunnel Léopold II,koekelberg</text:p>
          </table:table-cell>
          <table:table-cell table:number-columns-repeated="1015"/>
        </table:table-row>
        <table:table-row table:style-name="ro2" table:number-rows-repeated="899">
          <table:table-cell table:number-columns-repeated="5"/>
          <table:table-cell table:content-validation-name="val1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oekelberg" style:display-name="PageStyle_koekelber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65" meta:object-count="0"/>
    <meta:generator>LibreOfficeDev/6.0.5.2$Linux_X86_64 LibreOffice_project/</meta:generator>
  </office:meta>
</office:document-meta>
</file>